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3.0445in"/>
    </style:style>
    <style:style style:name="co6" style:family="table-column">
      <style:table-column-properties fo:break-before="auto" style:column-width="2.6374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2.0583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1.24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8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number-columns-repeated="1010" table:default-cell-style-name="ce2"/>
        <table:table-row table:style-name="ro3">
          <table:table-cell/>
          <table:table-cell table:style-name="ce1" table:number-columns-repeated="1020"/>
        </table:table-row>
        <table:table-row table:style-name="ro4">
          <table:table-cell/>
          <table:table-cell table:style-name="ce1" office:value-type="string">
            <text:p>question</text:p>
          </table:table-cell>
          <table:table-cell table:style-name="ce1" office:value-type="string">
            <text:p>requête pivot générée</text:p>
          </table:table-cell>
          <table:table-cell table:style-name="ce1" office:value-type="string">
            <text:p>requête pivot attendue</text:p>
          </table:table-cell>
          <table:table-cell table:style-name="Default" office:value-type="string">
            <text:p>NL avec entités nommées</text:p>
          </table:table-cell>
          <table:table-cell table:style-name="ce1" office:value-type="string">
            <text:p>nouveau pivot généré</text:p>
          </table:table-cell>
          <table:table-cell table:style-name="ce1" office:value-type="string">
            <text:p>remarques</text:p>
          </table:table-cell>
          <table:table-cell table:style-name="ce1" table:number-columns-repeated="1014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Which German cities have more than 250000 inhabitants?</text:p>
          </table:table-cell>
          <table:table-cell office:value-type="string">
            <text:p>?city: German. ?city: inhabitant= 250000.</text:p>
          </table:table-cell>
          <table:table-cell table:style-name="ce5" office:value-type="string">
            <text:p>?city: country=Germany ; populationTotal=250000.</text:p>
          </table:table-cell>
          <table:table-cell table:style-name="Default" table:number-columns-repeated="2"/>
          <table:table-cell office:value-type="string">
            <text:p>Abandonner cette requête. Filter pas supporté</text:p>
          </table:table-cell>
          <table:table-cell table:number-columns-repeated="101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Who was the successor of John F. Kennedy?</text:p>
          </table:table-cell>
          <table:table-cell office:value-type="string">
            <text:p>the_successor: _. the_successor: John_F. ?person: Kennedy= the_successor.</text:p>
          </table:table-cell>
          <table:table-cell office:value-type="string">
            <text:p>John_F._Kennedy: successor= ?person</text:p>
          </table:table-cell>
          <table:table-cell office:value-type="string">
            <text:p>Who was the successor of John_F_Kennedy?</text:p>
          </table:table-cell>
          <table:table-cell office:value-type="string">
            <text:p>?person: successor= John_F_Kennedy.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Who is the mayor of Berlin?</text:p>
          </table:table-cell>
          <table:table-cell office:value-type="string">
            <text:p>?person: the_mayor= Berlin.</text:p>
          </table:table-cell>
          <table:table-cell/>
          <table:table-cell office:value-type="string">
            <text:p>tt pareil</text:p>
          </table:table-cell>
          <table:table-cell office:value-type="string">
            <text:p>?person: mayor= Berlin.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How many students does the Free University in Amsterdam have?</text:p>
          </table:table-cell>
          <table:table-cell office:value-type="string">
            <text:p>in_Amsterdam: University. in_Amsterdam: the_Free. student: in_Amsterdam. COUNT.</text:p>
          </table:table-cell>
          <table:table-cell/>
          <table:table-cell office:value-type="string">
            <text:p>How many students does the Free_University in Amsterdam have?</text:p>
          </table:table-cell>
          <table:table-cell office:value-type="string">
            <text:p>student: Free_University= Amsterdam. COUNT.</text:p>
          </table:table-cell>
          <table:table-cell office:value-type="string">
            <text:p>traduction pivot OK, mais le reste ne fonctionnera pas car il ne s'agit pas vraiment d'un COUNT</text:p>
          </table:table-cell>
          <table:table-cell table:number-columns-repeated="101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What is the second highest mountain on Earth?</text:p>
          </table:table-cell>
          <table:table-cell office:value-type="string">
            <text:p>on_Earth: mountain. on_Earth: high. on_Earth: the_second. on_Earth. ASK.</text:p>
          </table:table-cell>
          <table:table-cell/>
          <table:table-cell office:value-type="string">
            <text:p>tt pareil</text:p>
          </table:table-cell>
          <table:table-cell office:value-type="string">
            <text:p>mountain: high. mountain: second. mountain: Earth. ASK.</text:p>
          </table:table-cell>
          <table:table-cell office:value-type="string">
            <text:p>NOK. Sans espoir de tte façon</text:p>
          </table:table-cell>
          <table:table-cell table:number-columns-repeated="101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Give me all professional skateboarders from Sweden.</text:p>
          </table:table-cell>
          <table:table-cell office:value-type="string">
            <text:p>?skateboarder: professional. ?skateboarder: Sweden.</text:p>
          </table:table-cell>
          <table:table-cell office:value-type="string">
            <text:p>?person: occupation= professional ; occupation= skateboarding. ?person: country= Sweden.</text:p>
          </table:table-cell>
          <table:table-cell office:value-type="string">
            <text:p>tt pareil</text:p>
          </table:table-cell>
          <table:table-cell office:value-type="string">
            <text:p>?skateboarder: professional. ?skateboarder: Sweden.</text:p>
          </table:table-cell>
          <table:table-cell table:number-columns-repeated="1015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When was Alberta admitted as province?</text:p>
          </table:table-cell>
          <table:table-cell office:value-type="string">
            <text:p>admit: province. admit: Alberta= date&lt;?&gt;.</text:p>
          </table:table-cell>
          <table:table-cell/>
          <table:table-cell office:value-type="string">
            <text:p>tt pareil</text:p>
          </table:table-cell>
          <table:table-cell office:value-type="string">
            <text:p>admit: province. admit: Alberta= date&lt;?&gt;.</text:p>
          </table:table-cell>
          <table:table-cell office:value-type="string">
            <text:p>pas trop mal</text:p>
          </table:table-cell>
          <table:table-cell table:number-columns-repeated="1014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To which countries does the Himalayan mountain system extend?</text:p>
          </table:table-cell>
          <table:table-cell office:value-type="string">
            <text:p>system: mountain. system: Himalayan. country: system. extend: To= country. ASK.</text:p>
          </table:table-cell>
          <table:table-cell/>
          <table:table-cell office:value-type="string">
            <text:p>tt pareil</text:p>
          </table:table-cell>
          <table:table-cell office:value-type="string">
            <text:p>system: mountain. system: Himalayan. country: system. extend: To= country. ASK.</text:p>
          </table:table-cell>
          <table:table-cell office:value-type="string">
            <text:p>desespéré</text:p>
          </table:table-cell>
          <table:table-cell table:number-columns-repeated="1014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Give me a list of all trumpet players that were bandleaders.</text:p>
          </table:table-cell>
          <table:table-cell office:value-type="string">
            <text:p>player: trumpet. player: bandleaders.?list.</text:p>
          </table:table-cell>
          <table:table-cell table:number-columns-repeated="1018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What is the total amount of men and women serving in the FDNY?</text:p>
          </table:table-cell>
          <table:table-cell office:value-type="string">
            <text:p>woman: FDNY. woman: serve. of_men: amount. of_men: total. of_men: and= woman. ASK.</text:p>
          </table:table-cell>
          <table:table-cell table:number-columns-repeated="1018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Who is the Formula 1 race driver with the most races?</text:p>
          </table:table-cell>
          <table:table-cell office:value-type="string">
            <text:p>race: most. driver: race. driver: race. driver: the_Formula. ?person: driver= 1.</text:p>
          </table:table-cell>
          <table:table-cell office:value-type="string">
            <text:p>?formula_one_racer:races.</text:p>
          </table:table-cell>
          <table:table-cell table:number-columns-repeated="1017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Give me all world heritage sites designated within the past five years.</text:p>
          </table:table-cell>
          <table:table-cell office:value-type="string">
            <text:p>five_years: the_past. site: heritage. site: ?all_world. designate: site. designate: five_years.</text:p>
          </table:table-cell>
          <table:table-cell table:number-columns-repeated="1018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Who is the youngest player in the Premier League?</text:p>
          </table:table-cell>
          <table:table-cell office:value-type="string">
            <text:p>the_Premier: League. player: young. ?person: player= the_Premier.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ive me all members of Prodigy.</text:p>
          </table:table-cell>
          <table:table-cell office:value-type="string">
            <text:p>?member: Prodigy.</text:p>
          </table:table-cell>
          <table:table-cell table:number-columns-repeated="1018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What is the longest river?</text:p>
          </table:table-cell>
          <table:table-cell office:value-type="string">
            <text:p>river: long. river. ASK.</text:p>
          </table:table-cell>
          <table:table-cell office:value-type="string">
            <text:p>river: ?length</text:p>
          </table:table-cell>
          <table:table-cell table:number-columns-repeated="1017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Does the new Battlestar Galactica series have more episodes than the old one?</text:p>
          </table:table-cell>
          <table:table-cell office:value-type="string">
            <text:p>series: the_old. series: episode. the_new: Battlestar_Galactica= series. ASK.</text:p>
          </table:table-cell>
          <table:table-cell table:number-columns-repeated="1018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ive me all cars that are produced in Germany.</text:p>
          </table:table-cell>
          <table:table-cell office:value-type="string">
            <text:p>?car: produce= Germany.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number-columns-repeated="1020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Give me all people that were born in Vienna and died in Berlin.</text:p>
          </table:table-cell>
          <table:table-cell office:value-type="string">
            <text:p>in_Berlin: die. be born: in_Berlin. be born: and. ?people: in_Vienna= be born.</text:p>
          </table:table-cell>
          <table:table-cell office:value-type="string">
            <text:p>?person: birthPlace= Vienna ; deathPlace= Berlin</text:p>
          </table:table-cell>
          <table:table-cell table:number-columns-repeated="1017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How tall is Michael Jordan?</text:p>
          </table:table-cell>
          <table:table-cell office:value-type="string">
            <text:p>tall: Michael_Jordan. ASK.</text:p>
          </table:table-cell>
          <table:table-cell table:style-name="ce5" office:value-type="string">
            <text:p>Michael_Jordant: ?height.</text:p>
          </table:table-cell>
          <table:table-cell table:number-columns-repeated="1017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What is the capital of Canada?</text:p>
          </table:table-cell>
          <table:table-cell office:value-type="string">
            <text:p>capital: Canada. ASK.</text:p>
          </table:table-cell>
          <table:table-cell table:number-columns-repeated="1018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Who is the governor of Wyoming?</text:p>
          </table:table-cell>
          <table:table-cell office:value-type="string">
            <text:p>?person: the_governor= Wyoming.</text:p>
          </table:table-cell>
          <table:table-cell table:number-columns-repeated="1018"/>
        </table:table-row>
        <table:table-row table:style-name="ro7">
          <table:table-cell office:value-type="float" office:value="23">
            <text:p>23</text:p>
          </table:table-cell>
          <table:table-cell table:style-name="ce3" office:value-type="string">
            <text:p>Do Prince Harry and Prince William have the same mother?</text:p>
          </table:table-cell>
          <table:table-cell office:value-type="string">
            <text:p>mother: the_same. mother: William. mother: Prince. Prince_Harry: and= mother. ASK.</text:p>
          </table:table-cell>
          <table:table-cell office:value-type="string">
            <text:p>Prince_Harry: ?mother. Prince_William: ?mother. ASK</text:p>
          </table:table-cell>
          <table:table-cell table:number-columns-repeated="1017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Who was the father of Queen Elizabeth II?</text:p>
          </table:table-cell>
          <table:table-cell office:value-type="string">
            <text:p>Queen_Elizabeth: II. ?person: the_father= Queen_Elizabeth.</text:p>
          </table:table-cell>
          <table:table-cell office:value-type="string">
            <text:p>Elizabeth_II: ?father</text:p>
          </table:table-cell>
          <table:table-cell table:number-columns-repeated="1017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Which U.S. state has been admitted latest?</text:p>
          </table:table-cell>
          <table:table-cell office:value-type="string">
            <text:p>admit: late. has_been: state. U.S: has_been= admit. ASK.</text:p>
          </table:table-cell>
          <table:table-cell table:number-columns-repeated="1018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How many official languages are spoken on the Seychelles?</text:p>
          </table:table-cell>
          <table:table-cell office:value-type="string">
            <text:p>language: official. language: speak= Seychelles. COUNT.</text:p>
          </table:table-cell>
          <table:table-cell office:value-type="string">
            <text:p>Seychelles: ?officialLanguage. COUNT</text:p>
          </table:table-cell>
          <table:table-cell table:number-columns-repeated="1017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Sean Parnell is the governor of which U.S. state?</text:p>
          </table:table-cell>
          <table:table-cell office:value-type="string">
            <text:p>U.S: state. the_governor: Parnell. Sean: the_governor= U.S. ASK.</text:p>
          </table:table-cell>
          <table:table-cell table:number-columns-repeated="1018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Give me all movies directed by Francis Ford Coppola.</text:p>
          </table:table-cell>
          <table:table-cell office:value-type="string">
            <text:p>direct: ?movie= Francis_Ford_Coppola.</text:p>
          </table:table-cell>
          <table:table-cell office:value-type="string">
            <text:p>movie: director= ?Francis_Ford_Coppola</text:p>
          </table:table-cell>
          <table:table-cell table:number-columns-repeated="1017"/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Give me all actors starring in movies directed by and starring William Shatner.</text:p>
          </table:table-cell>
          <table:table-cell office:value-type="string">
            <text:p>direct: star. direct: and. direct: movie. star: actor. ?William_Shatner: star= direct.</text:p>
          </table:table-cell>
          <table:table-cell office:value-type="string">
            <text:p>movie: starring= ?actor ; director= William_Shatner.</text:p>
          </table:table-cell>
          <table:table-cell table:number-columns-repeated="1017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What is the birth name of Angela Merkel?</text:p>
          </table:table-cell>
          <table:table-cell office:value-type="string">
            <text:p>name: the_birth. name: Angela= Merkel. ASK.</text:p>
          </table:table-cell>
          <table:table-cell office:value-type="string">
            <text:p>Angela_Merkel: ?birthName</text:p>
          </table:table-cell>
          <table:table-cell table:number-columns-repeated="1017"/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Give me all current Methodist national leaders.</text:p>
          </table:table-cell>
          <table:table-cell office:value-type="string">
            <text:p>?leader: national. ?leader: Methodist. ?leader: current. ?leader.</text:p>
          </table:table-cell>
          <table:table-cell table:number-columns-repeated="1018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How often did Nicole Kidman marry?</text:p>
          </table:table-cell>
          <table:table-cell office:value-type="string">
            <text:p>marry: How_often= Nicole_Kidman. ASK.</text:p>
          </table:table-cell>
          <table:table-cell table:style-name="ce5" office:value-type="string">
            <text:p>Nicole_Kidman:spouse. COUNT</text:p>
          </table:table-cell>
          <table:table-cell table:number-columns-repeated="1017"/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Give me all Australian nonprofit organizations.</text:p>
          </table:table-cell>
          <table:table-cell office:value-type="string">
            <text:p>?organization: nonprofit. ?organization: Australian. ?organization.</text:p>
          </table:table-cell>
          <table:table-cell table:number-columns-repeated="1018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In which military conflicts did Lawrence of Arabia participate?</text:p>
          </table:table-cell>
          <table:table-cell office:value-type="string">
            <text:p>?conflict: military. ?conflict: participate= Lawrence_of_Arabia.</text:p>
          </table:table-cell>
          <table:table-cell table:number-columns-repeated="1018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Who developed Minecraft?</text:p>
          </table:table-cell>
          <table:table-cell office:value-type="string">
            <text:p>?person: develop= Minecraft.</text:p>
          </table:table-cell>
          <table:table-cell table:number-columns-repeated="1018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What is the melting point of copper?</text:p>
          </table:table-cell>
          <table:table-cell office:value-type="string">
            <text:p>melting_point: copper. ASK.</text:p>
          </table:table-cell>
          <table:table-cell table:number-columns-repeated="1018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Give me all sister cities of Brno.</text:p>
          </table:table-cell>
          <table:table-cell office:value-type="string">
            <text:p>?sister_cities: Brno.</text:p>
          </table:table-cell>
          <table:table-cell office:value-type="string">
            <text:p>?city: twinCity= Brno</text:p>
          </table:table-cell>
          <table:table-cell table:number-columns-repeated="1017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How many inhabitants does Maribor have?</text:p>
          </table:table-cell>
          <table:table-cell office:value-type="string">
            <text:p>inhabitant: Maribor. COUNT.</text:p>
          </table:table-cell>
          <table:table-cell table:number-columns-repeated="1018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Give me all companies in Munich.</text:p>
          </table:table-cell>
          <table:table-cell office:value-type="string">
            <text:p>?company: Munich.</text:p>
          </table:table-cell>
          <table:table-cell table:number-columns-repeated="1018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List all games by GMT.</text:p>
          </table:table-cell>
          <table:table-cell office:value-type="string">
            <text:p>game: GMT. ASK.</text:p>
          </table:table-cell>
          <table:table-cell table:number-columns-repeated="1018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Who founded Intel?</text:p>
          </table:table-cell>
          <table:table-cell office:value-type="string">
            <text:p>?person: found= Intel.</text:p>
          </table:table-cell>
          <table:table-cell table:number-columns-repeated="1018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Who is the husband of Amanda Palmer?</text:p>
          </table:table-cell>
          <table:table-cell office:value-type="string">
            <text:p>?person: husband= Amanda_Palmer.</text:p>
          </table:table-cell>
          <table:table-cell office:value-type="string">
            <text:p>?person: spouse= Amanda_Palmer.</text:p>
          </table:table-cell>
          <table:table-cell table:number-columns-repeated="1017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Give me all breeds of the German Shepherd dog.</text:p>
          </table:table-cell>
          <table:table-cell office:value-type="string">
            <text:p>dog: Shepherd. dog: German. ?breed: dog.</text:p>
          </table:table-cell>
          <table:table-cell table:number-columns-repeated="1018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Which cities does the Weser flow through?</text:p>
          </table:table-cell>
          <table:table-cell office:value-type="string">
            <text:p>flow: Weser. ?city: flow.</text:p>
          </table:table-cell>
          <table:table-cell table:number-columns-repeated="1018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Which countries are connected by the Rhine?</text:p>
          </table:table-cell>
          <table:table-cell office:value-type="string">
            <text:p>?country: connect= Rhine.</text:p>
          </table:table-cell>
          <table:table-cell table:number-columns-repeated="1018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Which professional surfers were born on the Philippines?</text:p>
          </table:table-cell>
          <table:table-cell office:value-type="string">
            <text:p>?surfer: professional. ?surfer: be born= the_Philippines.</text:p>
          </table:table-cell>
          <table:table-cell office:value-type="string">
            <text:p>?person: occupation= professionnal; occupation = surf ; bornPlace=Philippines.</text:p>
          </table:table-cell>
          <table:table-cell table:number-columns-repeated="1017"/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What is the average temperature on Hawaii?</text:p>
          </table:table-cell>
          <table:table-cell office:value-type="string">
            <text:p>temperature: average. temperature: Hawaii. ASK.</text:p>
          </table:table-cell>
          <table:table-cell table:number-columns-repeated="1018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In which UK city are the headquarters of the MI6?</text:p>
          </table:table-cell>
          <table:table-cell office:value-type="string">
            <text:p>?city: UK. ?city: headquarters= MI6.</text:p>
          </table:table-cell>
          <table:table-cell table:number-columns-repeated="1018"/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Which other weapons did the designer of the Uzi develop?</text:p>
          </table:table-cell>
          <table:table-cell office:value-type="string">
            <text:p>Uzi: develop. ?weapon: other. ?weapon: designer= Uzi.</text:p>
          </table:table-cell>
          <table:table-cell table:number-columns-repeated="1018"/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Was the Cuban Missile Crisis earlier than the Bay of Pigs Invasion?</text:p>
          </table:table-cell>
          <table:table-cell office:value-type="string">
            <text:p>Pigs: Invasion. Missile_Crisis: Cuban. Missile_Crisis: the_Bay= Pigs. ASK.</text:p>
          </table:table-cell>
          <table:table-cell table:number-columns-repeated="1018"/>
        </table:table-row>
        <table:table-row table:style-name="ro7">
          <table:table-cell office:value-type="float" office:value="51">
            <text:p>51</text:p>
          </table:table-cell>
          <table:table-cell office:value-type="string">
            <text:p>Give me all Frisian islands that belong to the Netherlands.</text:p>
          </table:table-cell>
          <table:table-cell office:value-type="string">
            <text:p>to: Netherlands. ?island: Frisian. ?island: belong= to.</text:p>
          </table:table-cell>
          <table:table-cell table:number-columns-repeated="1018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Who invented the zipper?</text:p>
          </table:table-cell>
          <table:table-cell office:value-type="string">
            <text:p>?person: the_zipper= invent.</text:p>
          </table:table-cell>
          <table:table-cell table:number-columns-repeated="1018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What is the ruling party in Lisbon?</text:p>
          </table:table-cell>
          <table:table-cell office:value-type="string">
            <text:p>party: ruling. party: Lisbon. ASK.</text:p>
          </table:table-cell>
          <table:table-cell office:value-type="string">
            <text:p>Lisbon: ?leaderParty</text:p>
          </table:table-cell>
          <table:table-cell table:number-columns-repeated="1017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What are the nicknames of San Francisco?</text:p>
          </table:table-cell>
          <table:table-cell office:value-type="string">
            <text:p>nickname: San_Francisco. ASK.</text:p>
          </table:table-cell>
          <table:table-cell table:number-columns-repeated="1018"/>
        </table:table-row>
        <table:table-row table:style-name="ro7">
          <table:table-cell office:value-type="float" office:value="55">
            <text:p>55</text:p>
          </table:table-cell>
          <table:table-cell office:value-type="string">
            <text:p>Which Greek goddesses dwelt on Mount Olympus?</text:p>
          </table:table-cell>
          <table:table-cell office:value-type="string">
            <text:p>Mount: Olympus. ?goddess: Greek. ?goddess: dwell= Mount.</text:p>
          </table:table-cell>
          <table:table-cell table:number-columns-repeated="1018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When were the Hells Angels founded?</text:p>
          </table:table-cell>
          <table:table-cell office:value-type="string">
            <text:p>the_Hells: Angels. the_Hells: found= date&lt;?&gt;.</text:p>
          </table:table-cell>
          <table:table-cell table:number-columns-repeated="1018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Give me the Apollo 14 astronauts.</text:p>
          </table:table-cell>
          <table:table-cell office:value-type="string">
            <text:p>?astronaut: Apollo. ?astronaut: 14.</text:p>
          </table:table-cell>
          <table:table-cell table:number-columns-repeated="1018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What is the time zone of Salt Lake City?</text:p>
          </table:table-cell>
          <table:table-cell office:value-type="string">
            <text:p>zone: the_time. zone: Salt_Lake_City. ASK.</text:p>
          </table:table-cell>
          <table:table-cell table:number-columns-repeated="1018"/>
        </table:table-row>
        <table:table-row table:style-name="ro7">
          <table:table-cell office:value-type="float" office:value="59">
            <text:p>59</text:p>
          </table:table-cell>
          <table:table-cell office:value-type="string">
            <text:p>Which U.S. states are in the same timezone as Utah?</text:p>
          </table:table-cell>
          <table:table-cell office:value-type="string">
            <text:p>timezone: Utah. timezone: the_same. U.S: state= timezone. ASK.</text:p>
          </table:table-cell>
          <table:table-cell table:number-columns-repeated="1018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Give me a list of all lakes in Denmark.</text:p>
          </table:table-cell>
          <table:table-cell office:value-type="string">
            <text:p>lake: Denmark.?list.</text:p>
          </table:table-cell>
          <table:table-cell table:number-columns-repeated="1018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How many space missions have there been?</text:p>
          </table:table-cell>
          <table:table-cell office:value-type="string">
            <text:p>mission: space. mission. COUNT.</text:p>
          </table:table-cell>
          <table:table-cell table:number-columns-repeated="1018"/>
        </table:table-row>
        <table:table-row table:style-name="ro7">
          <table:table-cell office:value-type="float" office:value="62">
            <text:p>62</text:p>
          </table:table-cell>
          <table:table-cell office:value-type="string">
            <text:p>Did Socrates influence Aristotle?</text:p>
          </table:table-cell>
          <table:table-cell office:value-type="string">
            <text:p>Aristotle: influence. Aristotle: Socrates. Aristotle. ASK.</text:p>
          </table:table-cell>
          <table:table-cell table:number-columns-repeated="1018"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Give me all Argentine films.</text:p>
          </table:table-cell>
          <table:table-cell office:value-type="string">
            <text:p>?film: Argentine. ?film.</text:p>
          </table:table-cell>
          <table:table-cell office:value-type="string">
            <text:p>?film: country= Argentine</text:p>
          </table:table-cell>
          <table:table-cell table:number-columns-repeated="1017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Give me all launch pads operated by NASA.</text:p>
          </table:table-cell>
          <table:table-cell office:value-type="string">
            <text:p>pad: ?launch. operate: pad. operate: NASA.</text:p>
          </table:table-cell>
          <table:table-cell table:number-columns-repeated="1018"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Which instruments did John Lennon play?</text:p>
          </table:table-cell>
          <table:table-cell office:value-type="string">
            <text:p>play: John_Lennon. ?instrument: play.</text:p>
          </table:table-cell>
          <table:table-cell office:value-type="string">
            <text:p>John_Lennon: ?instrument.</text:p>
          </table:table-cell>
          <table:table-cell table:number-columns-repeated="1017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Which ships were called after Benjamin Franklin?</text:p>
          </table:table-cell>
          <table:table-cell office:value-type="string">
            <text:p>?ship: Franklin= Benjamin.</text:p>
          </table:table-cell>
          <table:table-cell table:number-columns-repeated="1018"/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Who are the parents of the wife of Juan Carlos I?</text:p>
          </table:table-cell>
          <table:table-cell office:value-type="string">
            <text:p>the_wife: Juan_Carlos. ?person: parent= the_wife.</text:p>
          </table:table-cell>
          <table:table-cell table:number-columns-repeated="1018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How many employees does Google have?</text:p>
          </table:table-cell>
          <table:table-cell office:value-type="string">
            <text:p>employee: Google. COUNT.</text:p>
          </table:table-cell>
          <table:table-cell office:value-type="string">
            <text:p>Google: ?numberOfEmployees.</text:p>
          </table:table-cell>
          <table:table-cell table:number-columns-repeated="1017"/>
        </table:table-row>
        <table:table-row table:style-name="ro7">
          <table:table-cell office:value-type="float" office:value="69">
            <text:p>69</text:p>
          </table:table-cell>
          <table:table-cell office:value-type="string">
            <text:p>Did Tesla win a nobel prize in physics?</text:p>
          </table:table-cell>
          <table:table-cell office:value-type="string">
            <text:p>prise: physic. prise: nobel. Tesla: win= prise. ASK.</text:p>
          </table:table-cell>
          <table:table-cell table:number-columns-repeated="1018"/>
        </table:table-row>
        <table:table-row table:style-name="ro7">
          <table:table-cell office:value-type="float" office:value="70">
            <text:p>70</text:p>
          </table:table-cell>
          <table:table-cell office:value-type="string">
            <text:p>Is Michelle Obama the wife of Barack Obama?</text:p>
          </table:table-cell>
          <table:table-cell office:value-type="string">
            <text:p>the_wife: Barack_Obama. Michelle: Obama= the_wife. ASK.</text:p>
          </table:table-cell>
          <table:table-cell office:value-type="string">
            <text:p>Michelle_Obama: spouse= Barack_Obama. ASK</text:p>
          </table:table-cell>
          <table:table-cell table:number-columns-repeated="1017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When was the Statue of Liberty built?</text:p>
          </table:table-cell>
          <table:table-cell office:value-type="string">
            <text:p>build: date&lt;?&gt;. build: the_Statue_of_Liberty.</text:p>
          </table:table-cell>
          <table:table-cell table:number-columns-repeated="1018"/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In which U.S. state is Fort Knox located?</text:p>
          </table:table-cell>
          <table:table-cell office:value-type="string">
            <text:p>Fort_Knox: state. U.S: Fort_Knox= locate. ASK.</text:p>
          </table:table-cell>
          <table:table-cell table:number-columns-repeated="1018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How many children did Benjamin Franklin have?</text:p>
          </table:table-cell>
          <table:table-cell office:value-type="string">
            <text:p>child: Franklin= Benjamin. COUNT.</text:p>
          </table:table-cell>
          <table:table-cell office:value-type="string">
            <text:p>Benjamin_Franklin: child. COUNT</text:p>
          </table:table-cell>
          <table:table-cell table:number-columns-repeated="1017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When did Michael Jackson die?</text:p>
          </table:table-cell>
          <table:table-cell office:value-type="string">
            <text:p>die: date&lt;?&gt;. die: Michael_Jackson.</text:p>
          </table:table-cell>
          <table:table-cell office:value-type="string">
            <text:p>Michael_Jackson: deathDate= date&lt;?&gt;</text:p>
          </table:table-cell>
          <table:table-cell table:number-columns-repeated="1017"/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Which daughters of British earls died in the same place they were born in?</text:p>
          </table:table-cell>
          <table:table-cell office:value-type="string">
            <text:p>they_were: the_same_place. be born: they_were. be born: die. earl: British. ?daughter: earl= be born.</text:p>
          </table:table-cell>
          <table:table-cell table:number-columns-repeated="1018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List the children of Margaret Thatcher.</text:p>
          </table:table-cell>
          <table:table-cell office:value-type="string">
            <text:p>child: Margaret_Thatcher. ASK.</text:p>
          </table:table-cell>
          <table:table-cell table:number-columns-repeated="1018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Who was called Scarface?</text:p>
          </table:table-cell>
          <table:table-cell office:value-type="string">
            <text:p>?person: Scarface.</text:p>
          </table:table-cell>
          <table:table-cell table:number-columns-repeated="1018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Was Margaret Thatcher a chemist?</text:p>
          </table:table-cell>
          <table:table-cell office:value-type="string">
            <text:p>Margaret_Thatcher: chemist. ASK.</text:p>
          </table:table-cell>
          <table:table-cell table:number-columns-repeated="1018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Was Dutch Schultz a jew?</text:p>
          </table:table-cell>
          <table:table-cell office:value-type="string">
            <text:p>Dutch_Schultz: Jew. ASK.</text:p>
          </table:table-cell>
          <table:table-cell table:number-columns-repeated="1018"/>
        </table:table-row>
        <table:table-row table:style-name="ro6">
          <table:table-cell office:value-type="float" office:value="80">
            <text:p>80</text:p>
          </table:table-cell>
          <table:table-cell office:value-type="string">
            <text:p>Give me all books by William Goldman with more than 300 pages.</text:p>
          </table:table-cell>
          <table:table-cell office:value-type="string">
            <text:p>?.?.?.?.?.?.?.?.?.?.?.?.?.?.?.?.?.?.?.?.?.?.?.?.?.?.?.?.?.?.?.?.?.?.?.?.?.?.?.?.?.?.?.?.?.?.?.?.?.?.?.?.</text:p>
          </table:table-cell>
          <table:table-cell table:number-columns-repeated="1018"/>
        </table:table-row>
        <table:table-row table:style-name="ro7">
          <table:table-cell office:value-type="float" office:value="81">
            <text:p>81</text:p>
          </table:table-cell>
          <table:table-cell office:value-type="string">
            <text:p>Which books by Kerouac were published by Viking Press?</text:p>
          </table:table-cell>
          <table:table-cell office:value-type="string">
            <text:p>Press: Viking. Press: publish. ?book: Kerouac= Press.</text:p>
          </table:table-cell>
          <table:table-cell office:value-type="string">
            <text:p>?book: author= Kerouac ; publisher= Viking_Press.</text:p>
          </table:table-cell>
          <table:table-cell table:number-columns-repeated="1017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Give me a list of all American inventions.</text:p>
          </table:table-cell>
          <table:table-cell office:value-type="string">
            <text:p>invention: all_American. invention.?list.</text:p>
          </table:table-cell>
          <table:table-cell table:number-columns-repeated="1018"/>
        </table:table-row>
        <table:table-row table:style-name="ro7">
          <table:table-cell office:value-type="float" office:value="83">
            <text:p>83</text:p>
          </table:table-cell>
          <table:table-cell office:value-type="string">
            <text:p>How high is the Mount Everest?</text:p>
          </table:table-cell>
          <table:table-cell office:value-type="string">
            <text:p>Everest: the_Mount. Everest: How_high. Everest. ASK.</text:p>
          </table:table-cell>
          <table:table-cell table:style-name="ce6"/>
          <table:table-cell table:number-columns-repeated="1017"/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Who created the comic Captain America?</text:p>
          </table:table-cell>
          <table:table-cell office:value-type="string">
            <text:p>Captain_America: comic. ?person: Captain_America= create.</text:p>
          </table:table-cell>
          <table:table-cell table:number-columns-repeated="1018"/>
        </table:table-row>
        <table:table-row table:style-name="ro7">
          <table:table-cell office:value-type="float" office:value="85">
            <text:p>85</text:p>
          </table:table-cell>
          <table:table-cell office:value-type="string">
            <text:p>How many people live in the capital of Australia?</text:p>
          </table:table-cell>
          <table:table-cell office:value-type="string">
            <text:p>capital: Australia. live: How_many_people= capital. ASK.</text:p>
          </table:table-cell>
          <table:table-cell office:value-type="string">
            <text:p>Australia: capital. capital: ?populationTotal</text:p>
          </table:table-cell>
          <table:table-cell table:number-columns-repeated="1017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What is the largest city in Australia?</text:p>
          </table:table-cell>
          <table:table-cell office:value-type="string">
            <text:p>city: large. city: Australia. ASK.</text:p>
          </table:table-cell>
          <table:table-cell table:number-columns-repeated="1018"/>
        </table:table-row>
        <table:table-row table:style-name="ro7">
          <table:table-cell office:value-type="float" office:value="87">
            <text:p>87</text:p>
          </table:table-cell>
          <table:table-cell office:value-type="string">
            <text:p>Who composed the music for Harold and Maude?</text:p>
          </table:table-cell>
          <table:table-cell office:value-type="string">
            <text:p>the_music: Harold_and_Maude. ?person: compose= the_music.</text:p>
          </table:table-cell>
          <table:table-cell table:number-columns-repeated="1018"/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Which films starring Clint Eastwood did he direct himself?</text:p>
          </table:table-cell>
          <table:table-cell office:value-type="string">
            <text:p>Clint_Eastwood: direct. ?film: star= Clint_Eastwood.</text:p>
          </table:table-cell>
          <table:table-cell table:number-columns-repeated="1018"/>
        </table:table-row>
        <table:table-row table:style-name="ro7">
          <table:table-cell office:value-type="float" office:value="89">
            <text:p>89</text:p>
          </table:table-cell>
          <table:table-cell office:value-type="string">
            <text:p>In which city was the former Dutch queen Juliana buried?</text:p>
          </table:table-cell>
          <table:table-cell office:value-type="string">
            <text:p>Juliana: bury. queen: Dutch. queen: former. ?city: queen= Juliana.</text:p>
          </table:table-cell>
          <table:table-cell table:number-columns-repeated="1018"/>
        </table:table-row>
        <table:table-row table:style-name="ro7">
          <table:table-cell office:value-type="float" office:value="90">
            <text:p>90</text:p>
          </table:table-cell>
          <table:table-cell office:value-type="string">
            <text:p>Where is the residence of the prime minister of Spain?</text:p>
          </table:table-cell>
          <table:table-cell office:value-type="string">
            <text:p>residence: prime_minister= Spain. ASK.</text:p>
          </table:table-cell>
          <table:table-cell table:number-columns-repeated="1018"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Which U.S. state has the abbreviation MN?</text:p>
          </table:table-cell>
          <table:table-cell office:value-type="string">
            <text:p>MN: abbreviation. U.S: state= MN. ASK.</text:p>
          </table:table-cell>
          <table:table-cell table:number-columns-repeated="1018"/>
        </table:table-row>
        <table:table-row table:style-name="ro6">
          <table:table-cell office:value-type="float" office:value="92">
            <text:p>92</text:p>
          </table:table-cell>
          <table:table-cell office:value-type="string">
            <text:p>Show me all songs from Bruce Springsteen released between 1980 and 1990.</text:p>
          </table:table-cell>
          <table:table-cell office:value-type="string">
            <text:p>release: 1990. release: _. release: and. release: 1980. release: _. release: _. songs_from: Bruce_Springsteen= release. ASK.</text:p>
          </table:table-cell>
          <table:table-cell table:number-columns-repeated="1018"/>
        </table:table-row>
        <table:table-row table:style-name="ro7">
          <table:table-cell office:value-type="float" office:value="93">
            <text:p>93</text:p>
          </table:table-cell>
          <table:table-cell office:value-type="string">
            <text:p>Which movies did Kurosawa direct after Rashomon?</text:p>
          </table:table-cell>
          <table:table-cell office:value-type="string">
            <text:p>Kurosawa: Rashomon. ?movie: direct= Kurosawa.</text:p>
          </table:table-cell>
          <table:table-cell table:number-columns-repeated="1018"/>
        </table:table-row>
        <table:table-row table:style-name="ro7">
          <table:table-cell office:value-type="float" office:value="94">
            <text:p>94</text:p>
          </table:table-cell>
          <table:table-cell office:value-type="string">
            <text:p>What is the founding year of the brewery that produces Pilsner Urquell?</text:p>
          </table:table-cell>
          <table:table-cell office:value-type="string">
            <text:p>produce: Pilsner. produce: Urquell. year: founding. year: brewery= produce. ASK.</text:p>
          </table:table-cell>
          <table:table-cell table:number-columns-repeated="1018"/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Who wrote the lyrics for the Polish national anthem?</text:p>
          </table:table-cell>
          <table:table-cell office:value-type="string">
            <text:p>lyric: Polish_national_anthem. ?person: write= lyric.</text:p>
          </table:table-cell>
          <table:table-cell table:number-columns-repeated="1018"/>
        </table:table-row>
        <table:table-row table:style-name="ro4">
          <table:table-cell office:value-type="float" office:value="96">
            <text:p>96</text:p>
          </table:table-cell>
          <table:table-cell table:style-name="ce3" office:value-type="string">
            <text:p>Give me all B-sides of the Ramones.</text:p>
          </table:table-cell>
          <table:table-cell office:value-type="string">
            <text:p>?B-sides: Ramones.</text:p>
          </table:table-cell>
          <table:table-cell table:number-columns-repeated="1018"/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Who painted The Storm on the Sea of Galilee?</text:p>
          </table:table-cell>
          <table:table-cell office:value-type="string">
            <text:p>on_the_Sea_of_Galilee: The_Storm. ?person: on_the_Sea_of_Galilee= paint.</text:p>
          </table:table-cell>
          <table:table-cell table:number-columns-repeated="1018"/>
        </table:table-row>
        <table:table-row table:style-name="ro7">
          <table:table-cell office:value-type="float" office:value="98">
            <text:p>98</text:p>
          </table:table-cell>
          <table:table-cell table:style-name="ce3" office:value-type="string">
            <text:p>Which country does the creator of Miffy come from?</text:p>
          </table:table-cell>
          <table:table-cell office:value-type="string">
            <text:p>the_creator: Miffy. ?country: come= the_creator.</text:p>
          </table:table-cell>
          <table:table-cell table:number-columns-repeated="1018"/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For which label did Elvis record his first album?</text:p>
          </table:table-cell>
          <table:table-cell office:value-type="string">
            <text:p>Elvis: record. ?label: first_album= Elvis.</text:p>
          </table:table-cell>
          <table:table-cell table:number-columns-repeated="1018"/>
        </table:table-row>
        <table:table-row table:style-name="ro4">
          <table:table-cell office:value-type="float" office:value="100">
            <text:p>100</text:p>
          </table:table-cell>
          <table:table-cell table:style-name="ce4" office:value-type="string">
            <text:p>Who produces Orangina?</text:p>
          </table:table-cell>
          <table:table-cell table:style-name="ce4" office:value-type="string">
            <text:p>?person: Orangina= produce.</text:p>
          </table:table-cell>
          <table:table-cell table:style-name="ce4" table:number-columns-repeated="1018"/>
        </table:table-row>
        <table:table-row table:style-name="ro3" table:number-rows-repeated="104847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euille2" table:style-name="ta1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yet </meta:initial-creator>
    <meta:creation-date>2013-04-17T09:51:28</meta:creation-date>
    <dc:date>2013-05-14T17:17:36</dc:date>
    <dc:creator>camille </dc:creator>
    <meta:editing-duration>PT21H9M55S</meta:editing-duration>
    <meta:editing-cycles>38</meta:editing-cycles>
    <meta:generator>LibreOffice/3.5$Linux_X86_64 LibreOffice_project/350m1$Build-2</meta:generator>
    <meta:document-statistic meta:table-count="3" meta:cell-count="351" meta:object-count="0"/>
  </office:meta>
</office:document-meta>
</file>